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1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4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58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60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61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64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66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67" style:family="paragraph" style:parent-style-name="Standard">
      <style:text-properties officeooo:rsid="000fd088" officeooo:paragraph-rsid="000fd088"/>
    </style:style>
    <style:style style:name="P68" style:family="paragraph" style:parent-style-name="Text_20_body">
      <style:paragraph-properties fo:line-height="138%" style:writing-mode="lr-tb"/>
      <style:text-properties officeooo:paragraph-rsid="000fd088"/>
    </style:style>
    <style:style style:name="P6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7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e9fa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8" style:family="text">
      <style:text-properties officeooo:rsid="000aa791"/>
    </style:style>
    <style:style style:name="T19" style:family="text">
      <style:text-properties officeooo:rsid="000b6bda"/>
    </style:style>
    <style:style style:name="T20" style:family="text">
      <style:text-properties officeooo:rsid="000e9fa4"/>
    </style:style>
    <style:style style:name="T21" style:family="text">
      <style:text-properties style:font-name="Calibri" fo:font-size="10.5pt" fo:font-style="normal" style:text-underline-style="none" fo:font-weight="normal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.5pt" fo:font-style="normal" style:text-underline-style="none" fo:font-weight="normal"/>
    </style:style>
    <style:style style:name="T24" style:family="text">
      <style:text-properties style:font-name="Courier New" officeooo:rsid="0010c23a"/>
    </style:style>
    <style:style style:name="T25" style:family="text">
      <style:text-properties style:font-name="Courier New" officeooo:rsid="0017b454"/>
    </style:style>
    <style:style style:name="T26" style:family="text">
      <style:text-properties officeooo:rsid="00176c3a"/>
    </style:style>
    <style:style style:name="T27" style:family="text">
      <style:text-properties officeooo:rsid="0017b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una GUI / Luna Instrument Controller Command Interface Definition</text:p>
      <text:p text:style-name="P16">Command Format:</text:p>
      <text:p text:style-name="P16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1">0000000001</text:span></text:p>
      <text:p text:style-name="P5"/>
      <text:p text:style-name="P30"><text:span text:style-name="T1">Length</text:span><text:span text:style-name="T16"> </text:span><text:span text:style-name="T2">(size of the message): 10 bytes (10-19)</text:span></text:p>
      <text:p text:style-name="P22">Right justified, zero filled, Ascii characters representing an id number.</text:p>
      <text:p text:style-name="P22">Size is totally inclusive (n)</text:p>
      <text:p text:style-name="P1">Eg: 0000000123</text:p>
      <text:p text:style-name="P1"/>
      <text:p text:style-name="P30"><text:span text:style-name="T1">Device name</text:span><text:span text:style-name="T2">: 64 bytes (20-83)</text:span></text:p>
      <text:p text:style-name="P22">Left justified ASCII Characters representing a device name. Space filled.</text:p>
      <text:p text:style-name="P30"><text:span text:style-name="T2">Eg: </text:span><text:span text:style-name="T11">HighVoltageSupply</text:span></text:p>
      <text:p text:style-name="P30"><text:span text:style-name="T1">CMD</text:span><text:span text:style-name="T2">: 10 bytes (84-93)</text:span></text:p>
      <text:p text:style-name="P22">Left justified ASCII Characters representing a device name. Space filled.</text:p>
      <text:p text:style-name="P30"><text:span text:style-name="T2">Eg: </text:span><text:span text:style-name="T11">INVTHW____</text:span></text:p>
      <text:p text:style-name="P30"><text:span text:style-name="T1">Args</text:span><text:span text:style-name="T2">: x bytes: 94-n</text:span></text:p>
      <text:p text:style-name="P38">Left justified ASCII Characters representing any arguments to a command. Line feed terminated.</text:p>
      <text:p text:style-name="P57"><text:span text:style-name="T2">Eg: </text:span><text:span text:style-name="T11">10.123\n</text:span></text:p>
      <text:p text:style-name="P38">ID of the message will always increment by one.</text:p>
      <text:p text:style-name="P1">The response will contain the sender’s (i.e. whoever initiated the command) ID.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Instrument Controller Supported Commands</text:p>
      <text:p text:style-name="P21">Unless otherwise stated, commands return an “OK” response when successful.  Failed commands return “FAIL” and unknown commands return “SYNTAX” in the response.</text:p>
      <text:p text:style-name="P29"/>
      <text:p text:style-name="P28">Instrument Controller Server Commands</text:p>
      <text:p text:style-name="P16">Inventory Hardware</text:p>
      <text:p text:style-name="P56"><text:span text:style-name="T2">CMD:</text:span><text:span text:style-name="T16"> <text:tab/><text:tab/><text:tab/></text:span><text:span text:style-name="T11">INVTHW</text:span></text:p>
      <text:p text:style-name="P56"><text:span text:style-name="T2">Response: </text:span><text:span text:style-name="T16"><text:s/><text:tab/><text:tab/></text:span><text:span text:style-name="T11">INVTHW____[status string]\n</text:span></text:p>
      <text:p text:style-name="P58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66"/>
      <text:p text:style-name="P36">Shutdown System</text:p>
      <text:p text:style-name="P37">CMD: <text:tab/><text:tab/><text:tab/>SHUTDOWN</text:p>
      <text:p text:style-name="P37">Response: <text:tab/><text:tab/>None</text:p>
      <text:p text:style-name="P37">Description: <text:tab/><text:tab/>Instrument controller will issue appropriate shutdown commands to all <text:tab/><text:tab/><text:tab/><text:tab/>devices and exit.</text:p>
      <text:p text:style-name="P31"/>
      <text:p text:style-name="P32"/>
      <text:p text:style-name="P24">High Voltage Power Supply</text:p>
      <text:p text:style-name="P16">Get Voltage and Current</text:p>
      <text:p text:style-name="P6"><text:span text:style-name="T2">CMD: <text:tab/><text:tab/><text:tab/></text:span><text:span text:style-name="T11">GETVI</text:span></text:p>
      <text:p text:style-name="P6"><text:span text:style-name="T2">Device Name:</text:span><text:span text:style-name="T16"> <text:tab/></text:span><text:span text:style-name="T11">HighVoltageSupply</text:span></text:p>
      <text:p text:style-name="P6"><text:span text:style-name="T2">Response:</text:span><text:span text:style-name="T16"> <text:tab/><text:tab/></text:span><text:span text:style-name="T11">OK________[voltage] [current]\n </text:span><text:span text:style-name="T15">(check to see if it’s one <text:tab/><text:tab/><text:tab/><text:tab/>space or more)</text:span></text:p>
      <text:p text:style-name="P6"><text:span text:style-name="T2">Example:</text:span><text:span text:style-name="T16"> <text:tab/><text:tab/></text:span><text:span text:style-name="T11">GETV______\n</text:span></text:p>
      <text:p text:style-name="P56"><text:span text:style-name="T2">Description:</text:span><text:span text:style-name="T16"> <text:tab/><text:tab/></text:span><text:span text:style-name="T2">Will return the voltage (in volts) and current (in milliamps).</text:span></text:p>
      <text:p text:style-name="P16"/>
      <text:p text:style-name="P16"/>
      <text:p text:style-name="P16"/>
      <text:p text:style-name="P16"><text:soft-page-break/></text:p>
      <text:p text:style-name="P16">Set Voltage</text:p>
      <text:p text:style-name="P6"><text:span text:style-name="T2">CMD: <text:tab/><text:tab/><text:tab/></text:span><text:span text:style-name="T11">SETV [volts]</text:span></text:p>
      <text:p text:style-name="P6"><text:span text:style-name="T2">Device Name:</text:span><text:span text:style-name="T16"> <text:tab/></text:span><text:span text:style-name="T11">HighVoltageSupply</text:span></text:p>
      <text:p text:style-name="P6"><text:span text:style-name="T2">Response: <text:tab/><text:tab/></text:span><text:span text:style-name="T11">OK________\n (</text:span><text:span text:style-name="T15">same thing here)</text:span></text:p>
      <text:p text:style-name="P6"><text:span text:style-name="T2">Example: <text:tab/><text:tab/></text:span><text:span text:style-name="T11">SETV______10.0\n</text:span></text:p>
      <text:p text:style-name="P37">Description: <text:tab/><text:tab/>Will set the voltage to the specified amount (in volts).</text:p>
      <text:p text:style-name="P37"/>
      <text:p text:style-name="P24">Thermo Cycler (TEC)</text:p>
      <text:p text:style-name="P16">Start Sequence</text:p>
      <text:p text:style-name="P6"><text:span text:style-name="T2">CMD: <text:tab/><text:tab/><text:tab/></text:span><text:span text:style-name="T11">STARTSEQ [number of cycles]</text:span></text:p>
      <text:p text:style-name="P6"><text:span text:style-name="T2">Device Name: <text:tab/></text:span><text:span text:style-name="T11">TECController</text:span></text:p>
      <text:p text:style-name="P6"><text:span text:style-name="T2">Response: <text:tab/><text:tab/></text:span><text:span text:style-name="T11">OK\n</text:span></text:p>
      <text:p text:style-name="P6"><text:span text:style-name="T2">Example:</text:span><text:span text:style-name="T16"> <text:tab/><text:tab/></text:span><text:span text:style-name="T11">STARTSEQ__40\n</text:span></text:p>
      <text:p text:style-name="P37">Description: <text:tab/><text:tab/>Will begin the thermo cycler’s predefined steps for the given number <text:tab/><text:tab/><text:tab/><text:tab/>of cycles.</text:p>
      <text:p text:style-name="P16">Stop Sequence</text:p>
      <text:p text:style-name="P6"><text:span text:style-name="T2">CMD:</text:span><text:span text:style-name="T16"> <text:tab/><text:tab/><text:tab/></text:span><text:span text:style-name="T11">STOPSEQ</text:span></text:p>
      <text:p text:style-name="P6"><text:span text:style-name="T2">Device Name:</text:span><text:span text:style-name="T16"> <text:tab/></text:span><text:span text:style-name="T11">TECController</text:span></text:p>
      <text:p text:style-name="P6"><text:span text:style-name="T2">Response: <text:tab/><text:tab/></text:span><text:span text:style-name="T11">OK\n</text:span></text:p>
      <text:p text:style-name="P6"><text:span text:style-name="T2">Example: <text:tab/><text:tab/></text:span><text:span text:style-name="T11">STOPSEQ___\n</text:span></text:p>
      <text:p text:style-name="P56"><text:span text:style-name="T2">Description:</text:span><text:span text:style-name="T16"> <text:tab/><text:tab/></text:span><text:span text:style-name="T2">Will abort the thermo cycler’s currently running sequence.</text:span></text:p>
      <text:p text:style-name="P59"/>
      <text:p text:style-name="P59">Read Sequence Data</text:p>
      <text:p text:style-name="P6"><text:span text:style-name="T2">CMD: <text:tab/><text:tab/><text:tab/></text:span><text:span text:style-name="T11">READSEQD</text:span></text:p>
      <text:p text:style-name="P6"><text:span text:style-name="T2">Device Name:</text:span><text:span text:style-name="T16"> <text:tab/></text:span><text:span text:style-name="T11">TECController</text:span></text:p>
      <text:p text:style-name="P56"><text:span text:style-name="T2">Response: <text:tab/><text:tab/></text:span><text:span text:style-name="T11">OK_[block temp]_[sample temp]_[current cycle]_[step]\n</text:span></text:p>
      <text:p text:style-name="P6"><text:span text:style-name="T2">Example: <text:tab/><text:tab/></text:span><text:span text:style-name="T11">READSEQD__\n</text:span></text:p>
      <text:p text:style-name="P37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65"/>
      <text:p text:style-name="P65"/>
      <text:p text:style-name="P65"/>
      <text:p text:style-name="P65"><text:soft-page-break/>OBIS Laser</text:p>
      <text:p text:style-name="P16">Get Laser Power</text:p>
      <text:p text:style-name="P6"><text:span text:style-name="T2">CMD: <text:tab/><text:tab/><text:tab/></text:span><text:span text:style-name="T11">GETLPWR</text:span></text:p>
      <text:p text:style-name="P6"><text:span text:style-name="T2">Device Name:</text:span><text:span text:style-name="T16"> <text:tab/></text:span><text:span text:style-name="T11">OBISLaser</text:span></text:p>
      <text:p text:style-name="P6"><text:span text:style-name="T2">Response: </text:span><text:span text:style-name="T16"><text:s/><text:tab/><text:tab/></text:span><text:span text:style-name="T11">OK________[power in watts]\n</text:span></text:p>
      <text:p text:style-name="P6"><text:span text:style-name="T2">Example:</text:span><text:span text:style-name="T16"> <text:tab/><text:tab/></text:span><text:span text:style-name="T11">GETLPWR___\n</text:span></text:p>
      <text:p text:style-name="P56"><text:span text:style-name="T2">Description:</text:span><text:span text:style-name="T16"> <text:tab/><text:tab/></text:span><text:span text:style-name="T2">Will return the current output power (in watts).</text:span></text:p>
      <text:p text:style-name="P16"/>
      <text:p text:style-name="P16">Set Laser Power</text:p>
      <text:p text:style-name="P6"><text:span text:style-name="T2">CMD: <text:tab/><text:tab/><text:tab/></text:span><text:span text:style-name="T11">SETLPWR [watts]</text:span></text:p>
      <text:p text:style-name="P6"><text:span text:style-name="T2">Device Name:</text:span><text:span text:style-name="T16"> <text:tab/></text:span><text:span text:style-name="T11">OBISLaser</text:span></text:p>
      <text:p text:style-name="P6"><text:span text:style-name="T2">Response:</text:span><text:span text:style-name="T16"> <text:tab/><text:tab/></text:span><text:span text:style-name="T11">OK________\n</text:span></text:p>
      <text:p text:style-name="P6"><text:span text:style-name="T2">Example: <text:tab/><text:tab/></text:span><text:span text:style-name="T11">SETLPWR___0.01600\n</text:span></text:p>
      <text:p text:style-name="P56"><text:span text:style-name="T2">Description:</text:span><text:span text:style-name="T16"> <text:tab/><text:tab/></text:span><text:span text:style-name="T2">Will set the current output power (in watts).</text:span></text:p>
      <text:p text:style-name="P33"/>
      <text:p text:style-name="P16">Turn Laser ON or OFF</text:p>
      <text:p text:style-name="P6"><text:span text:style-name="T2">CMD: <text:tab/><text:tab/><text:tab/></text:span><text:span text:style-name="T11">SETLSTATE [ON|OFF]</text:span></text:p>
      <text:p text:style-name="P6"><text:span text:style-name="T2">Device Name: <text:tab/></text:span><text:span text:style-name="T11">OBISLaser</text:span></text:p>
      <text:p text:style-name="P6"><text:span text:style-name="T2">Response: <text:tab/><text:tab/></text:span><text:span text:style-name="T11">OK________\n</text:span></text:p>
      <text:p text:style-name="P6"><text:span text:style-name="T2">Example:<text:tab/><text:tab/></text:span><text:span text:style-name="T11">SETLSTATE_OFF\n</text:span></text:p>
      <text:p text:style-name="P37">Description:<text:tab/><text:tab/>Will turn on or off the laser.</text:p>
      <text:p text:style-name="P37"/>
      <text:p text:style-name="P24">Spectrometer</text:p>
      <text:p text:style-name="P19">Set Exposure Time Milliseconds</text:p>
      <text:p text:style-name="P1">CMD:<text:tab/><text:tab/><text:tab/><text:span text:style-name="T19">SPCSETEXP [timeMS]</text:span></text:p>
      <text:p text:style-name="P6"><text:span text:style-name="T2">Device Name:</text:span><text:span text:style-name="T16"> <text:tab/></text:span><text:span text:style-name="T17">Spectrometer</text:span></text:p>
      <text:p text:style-name="P6"><text:span text:style-name="T2">Response: <text:tab/><text:tab/></text:span><text:span text:style-name="T11">OK________\n</text:span></text:p>
      <text:p text:style-name="P6"><text:span text:style-name="T2">Example: <text:tab/><text:tab/></text:span><text:span text:style-name="T5">SPCSETEXP_250</text:span><text:span text:style-name="T11">\n</text:span></text:p>
      <text:p text:style-name="P37">Description: <text:tab/><text:tab/><text:span text:style-name="T19">Set the spectrometer exposure time in milliseconds.</text:span></text:p>
      <text:p text:style-name="P37"/>
      <text:p text:style-name="P19">Start Spectrometer continuous capture</text:p>
      <text:p text:style-name="P3">CMD:<text:tab/><text:tab/><text:tab/><text:bookmark-start text:name="__DdeLink__922_1512600991"/><text:span text:style-name="T19">SPCSTARTC [filename] [time between reads MS] [capture duration MS]</text:span><text:bookmark-end text:name="__DdeLink__922_1512600991"/></text:p>
      <text:p text:style-name="P8"><text:span text:style-name="T2">Device Name:</text:span><text:span text:style-name="T16"> <text:tab/></text:span><text:span text:style-name="T17">Spectrometer</text:span></text:p>
      <text:p text:style-name="P8"><text:soft-page-break/><text:span text:style-name="T2">Response: <text:tab/><text:tab/></text:span><text:span text:style-name="T11">OK________\n</text:span></text:p>
      <text:p text:style-name="P8"><text:span text:style-name="T2">Example: <text:tab/><text:tab/></text:span><text:span text:style-name="T5">SPCSTARTC_spectra.csv 0 3600000</text:span><text:span text:style-name="T11">\n</text:span></text:p>
      <text:p text:style-name="P40">Description: <text:tab/><text:tab/><text:span text:style-name="T19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70"><text:span text:style-name="T20">Check if a continuous capture is running</text:span></text:p>
      <text:p text:style-name="P20">Check if a continuous capture is running</text:p>
      <text:p text:style-name="P20"/>
      <text:p text:style-name="P4">CMD:<text:tab/><text:tab/><text:tab/><text:span text:style-name="T19">SPCISCRUN</text:span></text:p>
      <text:p text:style-name="P9"><text:span text:style-name="T2">Device Name:</text:span><text:span text:style-name="T16"> <text:tab/></text:span><text:span text:style-name="T17">Spectrometer</text:span></text:p>
      <text:p text:style-name="P9"><text:span text:style-name="T2">Response: <text:tab/><text:tab/></text:span><text:span text:style-name="T11">OK________</text:span><text:span text:style-name="T12">[TRUE or FALSE]</text:span><text:span text:style-name="T11">\n</text:span></text:p>
      <text:p text:style-name="P9"><text:span text:style-name="T2">Example: <text:tab/><text:tab/></text:span><text:span text:style-name="T6">SPCISCRUN</text:span><text:span text:style-name="T11">\n</text:span></text:p>
      <text:p text:style-name="P41">Description: <text:tab/><text:tab/><text:span text:style-name="T20">Checks if a continuous capture is running.</text:span></text:p>
      <text:p text:style-name="P41"/>
      <text:p text:style-name="P6"/>
      <text:p text:style-name="P6"/>
      <text:p text:style-name="P26">Fluidics Valve</text:p>
      <text:p text:style-name="P18">Set Valve Postion</text:p>
      <text:p text:style-name="P2">CMD:<text:tab/><text:tab/><text:tab/><text:span text:style-name="T18">FVALVEPOS [A|CLOSED|B]</text:span></text:p>
      <text:p text:style-name="P7"><text:span text:style-name="T2">Device Name:<text:tab/></text:span><text:span text:style-name="T4">FluidValve</text:span><text:span text:style-name="T16"> </text:span></text:p>
      <text:p text:style-name="P7"><text:span text:style-name="T2">Response: <text:tab/><text:tab/></text:span><text:span text:style-name="T11">OK________\n</text:span></text:p>
      <text:p text:style-name="P7"><text:span text:style-name="T2">Example: <text:tab/><text:tab/></text:span><text:span text:style-name="T4">FVALVEPOS_CLOSED</text:span><text:span text:style-name="T11">\n</text:span></text:p>
      <text:p text:style-name="P39">Description: <text:tab/><text:tab/><text:span text:style-name="T18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67">DAVE'S INSTRUMENT COMMANDS</text:p>
      <text:p text:style-name="P67"/>
      <text:p text:style-name="P25">Capillary Heater</text:p>
      <text:p text:style-name="P17">Turn on Capillary Heater</text:p>
      <text:p text:style-name="P10"><text:soft-page-break/><text:span text:style-name="T2">CMD: <text:tab/><text:tab/><text:tab/></text:span><text:span text:style-name="T11">CAPHEATON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CAPHEATON\n</text:span></text:p>
      <text:p text:style-name="P42">Description: Turn on the Capillary Heater</text:p>
      <text:p text:style-name="P34"/>
      <text:p text:style-name="P17">Turn off Capillary Heater</text:p>
      <text:p text:style-name="P10"><text:span text:style-name="T2">CMD: </text:span><text:span text:style-name="T16"><text:s/><text:tab/><text:tab/><text:tab/></text:span><text:span text:style-name="T11">CAPHEATOFF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CAPHEATOFF\n</text:span></text:p>
      <text:p text:style-name="P42">Description: <text:tab/><text:tab/>Turn off the Capillary Heater</text:p>
      <text:p text:style-name="P68"/>
      <text:p text:style-name="P17">Get Temperature</text:p>
      <text:p text:style-name="P10"><text:span text:style-name="T2">CMD:<text:tab/><text:tab/><text:tab/></text:span><text:span text:style-name="T11">CAPGETT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[temp]\n</text:span></text:p>
      <text:p text:style-name="P10"><text:span text:style-name="T2">Example: <text:tab/><text:tab/></text:span><text:span text:style-name="T11">CAPGETT\n</text:span></text:p>
      <text:p text:style-name="P42">Description: <text:tab/><text:tab/>Get the temperature from the  Capillary Heater</text:p>
      <text:p text:style-name="P17">Set Temperature</text:p>
      <text:p text:style-name="P10"><text:span text:style-name="T2">CMD: <text:tab/><text:tab/><text:tab/></text:span><text:span text:style-name="T11">CAPSETT [temp]</text:span></text:p>
      <text:p text:style-name="P10"><text:span text:style-name="T2">Device Name:<text:tab/></text:span><text:span text:style-name="T13">Pi</text:span></text:p>
      <text:p text:style-name="P10"><text:span text:style-name="T2">Response: <text:tab/></text:span><text:span text:style-name="T3"><text:tab/></text:span><text:span text:style-name="T11">OK_____\n</text:span></text:p>
      <text:p text:style-name="P10"><text:span text:style-name="T2">Example:<text:tab/><text:tab/></text:span><text:span text:style-name="T11">CAPSETT___10.0\n</text:span></text:p>
      <text:p text:style-name="P43">Description: <text:tab/><text:tab/>Sets the temperature for the  Capillary Heater to heat up to.</text:p>
      <text:p text:style-name="P43"/>
      <text:p text:style-name="P27">Laser Motor</text:p>
      <text:p text:style-name="P17">Go Left</text:p>
      <text:p text:style-name="P10"><text:span text:style-name="T2">CMD: <text:tab/><text:tab/><text:tab/></text:span><text:span text:style-name="T11">MOVELEFT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MOVELEFT\n</text:span></text:p>
      <text:p text:style-name="P42">Description: <text:tab/><text:tab/>Laser Motor will go to the left</text:p>
      <text:p text:style-name="P35"/>
      <text:p text:style-name="P17">Go Right</text:p>
      <text:p text:style-name="P10"><text:soft-page-break/><text:span text:style-name="T2">CMD: <text:tab/><text:tab/><text:tab/></text:span><text:span text:style-name="T11">MOVERIGHT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MOVERIGHT\n</text:span></text:p>
      <text:p text:style-name="P17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1"><text:span text:style-name="T2">Example: <text:tab/><text:tab/></text:span><text:span text:style-name="T7">L</text:span><text:span text:style-name="T8">MHOME</text:span><text:span text:style-name="T11">\n</text:span></text:p>
      <text:p text:style-name="P42">Description: <text:tab/><text:tab/>Laser Motor retracts in order for user to put a new capillary.</text:p>
      <text:p text:style-name="P17">Finished Replacing Capillary</text:p>
      <text:p text:style-name="P10"><text:span text:style-name="T2">CMD: <text:tab/><text:tab/><text:tab/></text:span><text:span text:style-name="T11">CAPREADY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CAPREADY\n</text:span></text:p>
      <text:p text:style-name="P43">Description:<text:tab/><text:tab/> Laser Motor moves back to it’s original position relative to capillary being <text:tab/><text:tab/><text:tab/>installed</text:p>
      <text:p text:style-name="P43"/>
      <text:p text:style-name="P60">Gel Pump</text:p>
      <text:p text:style-name="P17">Finished Replacing Capillary</text:p>
      <text:p text:style-name="P10"><text:span text:style-name="T2">CMD: <text:tab/><text:tab/><text:tab/></text:span><text:span text:style-name="T7">GPHOME </text:span></text:p>
      <text:p text:style-name="P48"><text:span text:style-name="T21">Device Name:<text:tab/></text:span><text:span text:style-name="T2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7">GPHOME\n</text:span></text:p>
      <text:p text:style-name="P52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4"><text:span text:style-name="T22">Description:<text:tab/></text:span><text:span text:style-name="T24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4"><text:span text:style-name="T22">Description:<text:tab/></text:span><text:span text:style-name="T24">Gel pump to get aligned right up top of the plunger syringe</text:span></text:p>
      <text:p text:style-name="P60"><text:soft-page-break/>Reagent W Pump</text:p>
      <text:p text:style-name="P11"><text:span text:style-name="T2">CMD: <text:tab/><text:tab/><text:tab/></text:span><text:span text:style-name="T8">RW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54">Description:<text:tab/>Reagent W pump is raised to the top.</text:p>
      <text:p text:style-name="P54"/>
      <text:p text:style-name="P11"><text:span text:style-name="T2">CMD: <text:tab/><text:tab/><text:tab/></text:span><text:span text:style-name="T8">RW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54">Description:<text:tab/>Set the Reagent W pump rate.</text:p>
      <text:p text:style-name="P44"/>
      <text:p text:style-name="P54"/>
      <text:p text:style-name="P60">Reagent P Pump</text:p>
      <text:p text:style-name="P11"><text:span text:style-name="T2">CMD: <text:tab/><text:tab/><text:tab/></text:span><text:span text:style-name="T8">RP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54">Description:<text:tab/>Reagent P pump is raised to the top.</text:p>
      <text:p text:style-name="P54"/>
      <text:p text:style-name="P11"><text:span text:style-name="T2">CMD: <text:tab/><text:tab/><text:tab/></text:span><text:span text:style-name="T8">RP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54">Description:<text:tab/>Set the Reagent P pump rate.</text:p>
      <text:p text:style-name="P44"/>
      <text:p text:style-name="P60">Reagent B Pump</text:p>
      <text:p text:style-name="P11"><text:span text:style-name="T2">CMD: <text:tab/><text:tab/><text:tab/></text:span><text:span text:style-name="T8">RB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54">Description:<text:tab/>Reagent B pump is raised to the top.</text:p>
      <text:p text:style-name="P54"/>
      <text:p text:style-name="P11"><text:span text:style-name="T2">CMD: <text:tab/><text:tab/><text:tab/></text:span><text:span text:style-name="T8">RB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54"><text:soft-page-break/>Description:<text:tab/>Set the Reagent W pump rate.</text:p>
      <text:p text:style-name="P44"/>
      <text:p text:style-name="P60">Reagent M Pump</text:p>
      <text:p text:style-name="P11"><text:span text:style-name="T2">CMD: <text:tab/><text:tab/><text:tab/></text:span><text:span text:style-name="T8">RM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54">Description:<text:tab/>Reagent M pump is raised to the top.</text:p>
      <text:p text:style-name="P54"/>
      <text:p text:style-name="P11"><text:span text:style-name="T2">CMD: <text:tab/><text:tab/><text:tab/></text:span><text:span text:style-name="T8">RM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54">Description:<text:tab/>Set the Reagent M pump rate.</text:p>
      <text:p text:style-name="P44"/>
      <text:p text:style-name="P60">Chip Station Z</text:p>
      <text:p text:style-name="P10"><text:span text:style-name="T2">CMD: <text:tab/><text:tab/><text:tab/></text:span><text:span text:style-name="T8">CHIPZHOME</text:span></text:p>
      <text:p text:style-name="P48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ZHOME\n</text:span></text:p>
      <text:p text:style-name="P43"><text:span text:style-name="T22">Description:<text:tab/></text:span><text:span text:style-name="T24">Move Chip Station Z down</text:span></text:p>
      <text:p text:style-name="P60"/>
      <text:p text:style-name="P11"><text:span text:style-name="T2">CMD: <text:tab/><text:tab/><text:tab/></text:span><text:span text:style-name="T8">CHIPZUP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ZUP\n</text:span></text:p>
      <text:p text:style-name="P44"><text:span text:style-name="T22">Description:<text:tab/></text:span><text:span text:style-name="T24">Move Chip Station Z Up</text:span></text:p>
      <text:p text:style-name="P60">Chip Station Y</text:p>
      <text:p text:style-name="P10"><text:span text:style-name="T2">CMD: <text:tab/><text:tab/><text:tab/></text:span><text:span text:style-name="T8">CHIPYHOME</text:span></text:p>
      <text:p text:style-name="P48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YHOME\n</text:span></text:p>
      <text:p text:style-name="P43"><text:span text:style-name="T22">Description:<text:tab/></text:span><text:span text:style-name="T24">Move Chip Station Y in (to home position)</text:span></text:p>
      <text:p text:style-name="P60"/>
      <text:p text:style-name="P11"><text:bookmark-start text:name="__DdeLink__1150_1456527671"/><text:span text:style-name="T2">CMD: <text:tab/><text:tab/><text:tab/></text:span><text:span text:style-name="T8">CHIPYOUT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oft-page-break/><text:span text:style-name="T2">Example: <text:tab/><text:tab/></text:span><text:span text:style-name="T8">CHIPYOUT\n</text:span></text:p>
      <text:p text:style-name="P44"><text:span text:style-name="T22">Description:<text:tab/></text:span><text:span text:style-name="T24">Move Chip Station Y out</text:span></text:p>
      <text:p text:style-name="P61"><text:bookmark-end text:name="__DdeLink__1150_1456527671"/></text:p>
      <text:p text:style-name="P63">Valve</text:p>
      <text:p text:style-name="P12"><text:span text:style-name="T2">CMD: <text:tab/><text:tab/><text:tab/></text:span><text:span text:style-name="T9">V1-20_[OPEN|CLOSDED]</text:span></text:p>
      <text:p text:style-name="P50"><text:span text:style-name="T21">Device Name:<text:tab/></text:span><text:span text:style-name="T23">Pi</text:span></text:p>
      <text:p text:style-name="P12"><text:span text:style-name="T2">Response: <text:tab/><text:tab/></text:span><text:span text:style-name="T14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5"><text:span text:style-name="T22">Description:<text:tab/></text:span><text:span text:style-name="T24">Move Chip Station Y out</text:span></text:p>
      <text:p text:style-name="P45"/>
      <text:p text:style-name="P62"><text:span text:style-name="T26">Stage</text:span> <text:span text:style-name="T26">X</text:span></text:p>
      <text:p text:style-name="P13"><text:span text:style-name="T2">CMD: <text:tab/><text:tab/><text:tab/></text:span><text:span text:style-name="T10">STAGEXLEFT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XLEFT</text:span><text:span text:style-name="T8">\n</text:span></text:p>
      <text:p text:style-name="P46"><text:span text:style-name="T22">Description:<text:tab/></text:span><text:span text:style-name="T25">Move the Solution stage to the left by an increment</text:span></text:p>
      <text:p text:style-name="P62"/>
      <text:p text:style-name="P13"><text:span text:style-name="T2">CMD: <text:tab/><text:tab/><text:tab/></text:span><text:span text:style-name="T10">STAGEXRIGHT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XRIGHT</text:span><text:span text:style-name="T8">\n</text:span></text:p>
      <text:p text:style-name="P47"><text:span text:style-name="T24">Description:<text:tab/></text:span><text:bookmark-start text:name="__DdeLink__1526_1765975103"/><text:span text:style-name="T25">Move the Solution stage to the left by an increment</text:span><text:bookmark-end text:name="__DdeLink__1526_1765975103"/></text:p>
      <text:p text:style-name="P46"/>
      <text:p text:style-name="P62"><text:span text:style-name="T26">Stage</text:span> <text:span text:style-name="T26">Z</text:span></text:p>
      <text:p text:style-name="P13"><text:span text:style-name="T2">CMD: <text:tab/><text:tab/><text:tab/></text:span><text:span text:style-name="T10">STAGEZUP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53">Description:<text:tab/><text:bookmark-start text:name="__DdeLink__1528_1765975103"/><text:span text:style-name="T27">Move the Solution stage up by an increment</text:span><text:bookmark-end text:name="__DdeLink__1528_1765975103"/></text:p>
      <text:p text:style-name="P62"/>
      <text:p text:style-name="P13"><text:span text:style-name="T2">CMD: <text:tab/><text:tab/><text:tab/></text:span><text:span text:style-name="T10">STAGEZDN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55">Description:<text:tab/><text:span text:style-name="T27">Move the Solution stage down by an increment</text:span></text:p>
      <text:p text:style-name="P61"/>
      <text:p text:style-name="P6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21T13:49:03.262915865</dc:date>
    <meta:editing-duration>PT2H14M36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11" meta:paragraph-count="270" meta:word-count="1223" meta:character-count="8783" meta:non-whitespace-character-count="7434"/>
  </office:meta>
</office:document-meta>
</file>